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gzsqknKt7jaX09ERvTcwuwYpY8sDHq0Wk2G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3.2$Linux_X86_64 LibreOffice_project/520$Build-2</meta:generator>
    <dc:date>2025-11-05T14:56:54.929768294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</office:meta>
</office:document-meta>
</file>